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64a0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69621" officeooo:paragraph-rsid="0006962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76f91" officeooo:paragraph-rsid="00076f91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95327" officeooo:paragraph-rsid="0009532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95327" officeooo:paragraph-rsid="000964a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95327" officeooo:paragraph-rsid="000d39f5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964a0" officeooo:paragraph-rsid="000964a0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0b2f4a" officeooo:paragraph-rsid="000b2f4a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0ccd1a" officeooo:paragraph-rsid="000ccd1a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bold" officeooo:rsid="000ccd1a" officeooo:paragraph-rsid="000d39f5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officeooo:rsid="000d20d7" officeooo:paragraph-rsid="000d20d7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style:text-underline-style="none" fo:font-weight="normal" officeooo:rsid="00069621" officeooo:paragraph-rsid="0006962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69621" officeooo:paragraph-rsid="00076f91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style:text-underline-style="none" fo:font-weight="normal" officeooo:rsid="00076f91" officeooo:paragraph-rsid="00076f9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76f91" officeooo:paragraph-rsid="00076f9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style:text-underline-style="none" fo:font-weight="normal" officeooo:rsid="00076f91" officeooo:paragraph-rsid="00076f9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76f91" officeooo:paragraph-rsid="000b2f4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95327" officeooo:paragraph-rsid="0009532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95327" officeooo:paragraph-rsid="000d39f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b2f4a" officeooo:paragraph-rsid="000b2f4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ccd1a" officeooo:paragraph-rsid="000ccd1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0ccd1a" officeooo:paragraph-rsid="000d39f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0d20d7" officeooo:paragraph-rsid="000d20d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0d39f5" officeooo:paragraph-rsid="000d39f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0e63d3" officeooo:paragraph-rsid="000e63d3" style:font-style-asian="normal" style:font-weight-asian="normal" style:font-style-complex="normal" style:font-weight-complex="normal"/>
    </style:style>
    <style:style style:name="T1" style:family="text">
      <style:text-properties officeooo:rsid="00069621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76f91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0964a0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095327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font-name="Liberation Serif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style:font-name="Liberation Serif" fo:font-size="12pt" fo:font-style="normal" style:text-underline-style="none" fo:font-weight="normal" officeooo:rsid="000964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font-weight="bold" officeooo:rsid="0009532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ro:</text:p>
      <text:p text:style-name="P2"/>
      <text:p text:style-name="P12">- Campos obligatorios.</text:p>
      <text:p text:style-name="P12">- Marcará si usuario introducido ya existe.</text:p>
      <text:p text:style-name="P12"/>
      <text:p text:style-name="P12"/>
      <text:p text:style-name="P12"/>
      <text:p text:style-name="P12">* Antes de hacer login no podremos acceder a ninguna otra página, siempre nos redirige al login.</text:p>
      <text:p text:style-name="P12"/>
      <text:p text:style-name="P2">Login:</text:p>
      <text:p text:style-name="P2"><text:span text:style-name="T2"/></text:p>
      <text:p text:style-name="P2"><text:span text:style-name="T2">- Campos obligatorios.</text:span></text:p>
      <text:p text:style-name="P2"><text:span text:style-name="T2">- Mientras escribimos se va comprobando la información.</text:span></text:p>
      <text:p text:style-name="P2"><text:span text:style-name="T2">- Si no existe usuario nos lo indica.</text:span></text:p>
      <text:p text:style-name="P2"><text:span text:style-name="T2">- Si la contraseña es incorrecta nos lo indica.</text:span></text:p>
      <text:p text:style-name="P12"/>
      <text:p text:style-name="P12"/>
      <text:p text:style-name="P12"/>
      <text:p text:style-name="P2">Index:</text:p>
      <text:p text:style-name="P2"><text:span text:style-name="T2"/></text:p>
      <text:p text:style-name="P2"><text:span text:style-name="T2">- Con login correcto aparecerá nombre usuario y el boton de 'cerrar sesión'.</text:span></text:p>
      <text:p text:style-name="P2"><text:span text:style-name="T2">- Vemos nº eventos futuros y pasados</text:span></text:p>
      <text:p text:style-name="P2"><text:span text:style-name="T2">- Mensajes sin leer (Se comprueban con una cookie especifica para ello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Eventos:</text:p>
      <text:p text:style-name="P2"/>
      <text:p text:style-name="P12">- En todas las páginas aparece el nombre de usuario y boton de cierre de sesión.</text:p>
      <text:p text:style-name="P12">- Ordenar eventos.</text:p>
      <text:p text:style-name="P15">- Descarga pdf de los eventos.</text:p>
      <text:p text:style-name="P12">- Eliminar eventos: Aparece un mensaje para confirmar no estandar del navegador.</text:p>
      <text:p text:style-name="P12">- Modificar eventos: Aparece una ventana con formulario para modificar evento.</text:p>
      <text:list xml:id="list2611912523" text:style-name="L2">
        <text:list-item>
          <text:p text:style-name="P16">Cancelar vuelve a los eventos.</text:p>
        </text:list-item>
      </text:list>
      <text:list xml:id="list4214570113" text:style-name="L1">
        <text:list-item>
          <text:p text:style-name="P14">El id se muestra pero deshabilitado</text:p>
        </text:list-item>
        <text:list-item>
          <text:p text:style-name="P14">Todos los campos se comprueban mientras escribes, cada una con su expresion regular especifica.</text:p>
        </text:list-item>
        <text:list-item>
          <text:p text:style-name="P14">La imagen la podemos dejar tal cual o modificarla tambien.</text:p>
        </text:list-item>
        <text:list-item>
          <text:p text:style-name="P14">Al modificarse correctamente se nos muestra un alert.</text:p>
        </text:list-item>
      </text:list>
      <text:p text:style-name="P15"/>
      <text:p text:style-name="P15"/>
      <text:p text:style-name="P15"/>
      <text:p text:style-name="P3">Historial:</text:p>
      <text:p text:style-name="P15"/>
      <text:p text:style-name="P15"><text:span text:style-name="T1">- En todas las páginas aparece el nombre de usuario y boton de cierre de sesión.</text:span></text:p>
      <text:p text:style-name="P13">- Ordenar eventos.</text:p>
      <text:p text:style-name="P15">- Descarga pdf de los eventos.</text:p>
      <text:p text:style-name="P15">- No hay boton eliminar ni modificar en esta sección.</text:p>
      <text:p text:style-name="P15"/>
      <text:p text:style-name="P15"/>
      <text:p text:style-name="P15"/>
      <text:p text:style-name="P15"/>
      <text:p text:style-name="P3"><text:soft-page-break/>Nuevo evento:</text:p>
      <text:p text:style-name="P3"><text:span text:style-name="T2"/></text:p>
      <text:p text:style-name="P17"><text:span text:style-name="T1">- En todas las páginas aparece el nombre de usuario y boton de cierre de sesión.</text:span></text:p>
      <text:p text:style-name="P4"><text:span text:style-name="T2">- </text:span><text:span text:style-name="T3">Todos los campos se comprueban mientras escribes, cada una con su expresion regular especifica.</text:span></text:p>
      <text:p text:style-name="P4"><text:span text:style-name="T3"/></text:p>
      <text:p text:style-name="P7"><text:span text:style-name="T2">- ID: 1Mayus, 5Minus, 4Cifras y 1(/*-+).</text:span></text:p>
      <text:p text:style-name="P7"><text:span text:style-name="T2">- Nombre: Pueden ser letras y cifras y (/-_).</text:span></text:p>
      <text:p text:style-name="P7"><text:span text:style-name="T2">- Fecha no puede ser anterior ni el dia de hoy.</text:span></text:p>
      <text:p text:style-name="P7"><text:span text:style-name="T2">- Descripcion puede ser cualquier cosa.</text:span></text:p>
      <text:p text:style-name="P7"><text:span text:style-name="T2">- Precio: solo números con 2 decimales, tambien accepto ',' o '.'.</text:span></text:p>
      <text:p text:style-name="P1"><text:span text:style-name="T4">- Imagen: solo puede ser </text:span><text:span text:style-name="T6">gif|jpeg|jpg|png</text:span><text:span text:style-name="T7">.</text:span></text:p>
      <text:p text:style-name="P1"><text:span text:style-name="T8"/></text:p>
      <text:p text:style-name="P5"><text:span text:style-name="T7">- Si todo se introduce correctamente saldrá un alert.</text:span></text:p>
      <text:p text:style-name="P5"/>
      <text:p text:style-name="P4"/>
      <text:p text:style-name="P4"/>
      <text:p text:style-name="P8">Mensajes:</text:p>
      <text:p text:style-name="P20"/>
      <text:p text:style-name="P17"><text:span text:style-name="T1">- En todas las páginas aparece el nombre de usuario y boton de cierre de sesión.</text:span></text:p>
      <text:p text:style-name="P20">- Solo se cargan los usuarios que no sean el actual en select.</text:p>
      <text:p text:style-name="P20">- Se comprueba que el mensaje no esté vacío.</text:p>
      <text:p text:style-name="P20">- Los mensajes nuevos enviados y recibidos aparecen en verde.</text:p>
      <text:p text:style-name="P20">- Si vamos a otra página y volvemos ya no estarán el verde.</text:p>
      <text:p text:style-name="P20">- Posibilidad de eliminar mensajes.</text:p>
      <text:p text:style-name="P20">- Descarga de archivo texto mensajes Enviados|Recibidos|Todos.</text:p>
      <text:p text:style-name="P20">- Si volvemos al index, veremos que ya no hay mensajes sin leer.</text:p>
      <text:p text:style-name="P20"/>
      <text:p text:style-name="P20"/>
      <text:p text:style-name="P20"/>
      <text:p text:style-name="P4">Extras:</text:p>
      <text:p text:style-name="P18"/>
      <text:p text:style-name="P18">- Lo que mas ilusion me ha hecho es el apartado de registro y login, es algo que nunca habia hecho antes, sobre todo por el tema de jugar con las cookies. </text:p>
      <text:p text:style-name="P18">- Tambien me ha hecho mucha iluision crear la seccion de los mensajes por que creo que es importante en una pagina que tenga varios usuarios que puedan interactuar entre ellos.</text:p>
      <text:p text:style-name="P18">- He aprendido un muchas cosas con estas 2 ultimas.</text:p>
      <text:p text:style-name="P18">- De echo, me habría gustado meter otra funcionalidad: La posibilidad de poder compartir o invitar a otros usuarios a tus eventos.</text:p>
      <text:p text:style-name="P18"/>
      <text:p text:style-name="P18"/>
      <text:p text:style-name="P18"/>
      <text:p text:style-name="P4">Lo que más ha costado:</text:p>
      <text:p text:style-name="P4"/>
      <text:p text:style-name="P18">- Lo que mas me ha costado implementar ha sido el sistema de modificar los eventos, me ha dado muchos quebraderos de cabeza. Tenía problemas a la hora de saber cual boton pertenecía a que evento para saber que objeto evento eliminar. Lo solucioné añadiendo un atributo de clase a los botones y metiendoles el id del evento al crearlo.</text:p>
      <text:p text:style-name="P21"/>
      <text:p text:style-name="P21"/>
      <text:p text:style-name="P21"/>
      <text:p text:style-name="P21"/>
      <text:p text:style-name="P21"/>
      <text:p text:style-name="P11"><text:soft-page-break/>Prueba Página desde cero:</text:p>
      <text:p text:style-name="P11"/>
      <text:p text:style-name="P23">- Registramos nuevo usuario ej: 'Ana'.</text:p>
      <text:p text:style-name="P23">- Logeamos con usuario nuevo.</text:p>
      <text:p text:style-name="P23">- Creamos un evento nuevo.</text:p>
      <text:p text:style-name="P23">- Mandamos mensaje a otro usuario ej: 'Tomas'.</text:p>
      <text:p text:style-name="P23">- Cerramos sesión y logueamos con el otro usuario al que le mandamos mensaje.</text:p>
      <text:p text:style-name="P23">- Comprobamos index y luego mensajes para ver mensajes nuevos en verde.</text:p>
      <text:p text:style-name="P23">- Vemos eventos futuros/pasados </text:p>
      <text:p text:style-name="P23">- Modificamos un evento y eliminamos otro.</text:p>
      <text:p text:style-name="P24">- Cerramos sesión.</text:p>
      <text:p text:style-name="P19"/>
      <text:p text:style-name="P6"/>
      <text:p text:style-name="P6"/>
      <text:p text:style-name="P6"/>
      <text:p text:style-name="P10">Código interesante:</text:p>
      <text:p text:style-name="P10"/>
      <text:p text:style-name="P25">- Window load en cada página.</text:p>
      <text:p text:style-name="P22">- Creación mensajes, cookie de leido.</text:p>
      <text:p text:style-name="P22">- Ordenar eventos y muestrar eventos.</text:p>
      <text:p text:style-name="P22">- Descarga ficher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15:12:56.928000000</dc:date>
    <meta:editing-duration>PT17M32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70" meta:word-count="655" meta:character-count="3706" meta:non-whitespace-character-count="3124"/>
  </office:meta>
</office:document-meta>
</file>